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Courier New2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3" style:family="paragraph" style:parent-style-name="Standard">
      <style:text-properties style:font-name="Arial1" fo:font-size="10pt" style:font-size-asian="10pt" style:font-size-complex="10pt"/>
    </style:style>
    <style:style style:name="P4" style:family="paragraph" style:parent-style-name="Standard" style:list-style-name="L1">
      <style:text-properties style:font-name="Arial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style:font-name="Arial1" fo:font-size="10pt" style:font-size-asian="10pt" style:font-size-complex="10pt"/>
    </style:style>
    <style:style style:name="P6" style:family="paragraph" style:parent-style-name="Standard" style:list-style-name="L1">
      <style:paragraph-properties fo:break-before="page"/>
      <style:text-properties style:font-name="Arial1" fo:font-size="10pt" style:font-size-asian="10pt" style:font-size-complex="10pt"/>
    </style:style>
    <style:style style:name="P7" style:family="paragraph" style:parent-style-name="Standard" style:list-style-name="L1">
      <style:paragraph-properties fo:break-before="page"/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style:text-autospace="non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420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Courier New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Courier New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Courier New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bfbf0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bf0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40ffff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40ff4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ffff4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404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use practice exercise<text:line-break/></text:p>
      <text:p text:style-name="P3">The steps below simulate a trial run of the standard procedure chosen for accommodating changes to the BU IS&amp;T Kuali-Research code base around monthly releases from kuali.org/kc</text:p>
      <text:p text:style-name="P3"/>
      <text:list xml:id="list7937383737310632087" text:style-name="L1">
        <text:list-item>
          <text:p text:style-name="P4">Setup Repositories<text:line-break/></text:p>
          <text:list>
            <text:list-item>
              <text:p text:style-name="P5"><text:span text:style-name="T2">Create Upstream:</text:span> Create a git repository that serves as the kuali.org/kc remote codebase.<text:line-break/>The repository will contain 2 files, 3 lines each.<text:line-break/><text:line-break/><draw:rect text:anchor-type="as-char" draw:z-index="0" draw:style-name="gr1" draw:text-style-name="P10" svg:width="5.8531in" svg:height="3.3449in"><text:p text:style-name="P8"><text:span text:style-name="T5"/></text:p><text:p text:style-name="P8"><text:span text:style-name="T5">$ cd c:/</text:span></text:p><text:p text:style-name="P8"><text:span text:style-name="T5">$ mkdir kc.kuali.org</text:span></text:p><text:p text:style-name="P8"><text:span text:style-name="T5">$ cd kc.kuali.org/</text:span></text:p><text:p text:style-name="P8"><text:span text:style-name="T5">$ git init</text:span><text:span text:style-name="T5"><text:line-break/></text:span><text:span text:style-name="T5">$ git config user.name "kuali.org user"</text:span><text:span text:style-name="T5"><text:line-break/></text:span><text:span text:style-name="T5">$ git config user.email "user@kuali.org"</text:span></text:p><text:p text:style-name="P8"><text:span text:style-name="T5">$ cat &gt; file1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^D</text:span></text:p><text:p text:style-name="P8"><text:span text:style-name="T5">$ cat &gt; file2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^D</text:span></text:p><text:p text:style-name="P8"><text:span text:style-name="T5">$ git add --all</text:span></text:p><text:p text:style-name="P8"><text:span text:style-name="T5">$ git commit -m "1509.57 commit by kc.kuali.org"</text:span></text:p><text:p text:style-name="P9"><text:span text:style-name="T5">$ git tag 1509.57 HEAD</text:span></text:p></draw:rect><text:line-break/></text:p>
            </text:list-item>
            <text:list-item>
              <text:p text:style-name="P5"><text:span text:style-name="T2">Create BU Repo</text:span><text:span text:style-name="T3">:</text:span> Clone a git repository from the kuali.org.kc repository that serves as the bu-ist/kc codebase and add the gitflow branches.<text:line-break/><text:line-break/><draw:rect text:anchor-type="as-char" draw:z-index="1" draw:style-name="gr1" draw:text-style-name="P10" svg:width="5.8531in" svg:height="2.1039in"><text:p text:style-name="P8"><text:span text:style-name="T5"><text:line-break/></text:span><text:span text:style-name="T5">$ cd ..</text:span></text:p><text:p text:style-name="P8"><text:span text:style-name="T5">$ git clone -o upstream kc.kuali.org/ kc.bu-ist</text:span></text:p><text:p text:style-name="P8"><text:span text:style-name="T5">$ cd kc.bu-ist/</text:span></text:p><text:p text:style-name="P8"><text:span text:style-name="T5">$ git branch develop HEAD</text:span></text:p><text:p text:style-name="P8"><text:span text:style-name="T5">$ git branch bu-master HEAD</text:span></text:p><text:p text:style-name="P8"><text:span text:style-name="T5">$ git branch -a</text:span></text:p><text:p text:style-name="P8"><text:span text:style-name="T5"><text:s text:c="2"/></text:span><text:span text:style-name="T5">bu-master</text:span></text:p><text:p text:style-name="P8"><text:span text:style-name="T5"><text:s text:c="2"/></text:span><text:span text:style-name="T5">develop</text:span></text:p><text:p text:style-name="P8"><text:span text:style-name="T5">* master</text:span></text:p><text:p text:style-name="P8"><text:span text:style-name="T5"><text:s text:c="2"/></text:span><text:span text:style-name="T5">remotes/upstream/HEAD -&gt; upstream/master</text:span></text:p><text:p text:style-name="P8"><text:span text:style-name="T5"><text:s text:c="2"/></text:span><text:span text:style-name="T5">remotes/upstream/master</text:span></text:p></draw:rect></text:p>
            </text:list-item>
            <text:list-item>
              <text:p text:style-name="P6"><text:span text:style-name="T2">Create Local Repos:</text:span> Clone 2 bu-ist/kc repositories. Each will be the local workspace of 2 developers.<text:line-break/><text:line-break/><draw:rect text:anchor-type="as-char" draw:z-index="2" draw:style-name="gr1" draw:text-style-name="P10" svg:width="5.8531in" svg:height="5.285in"><text:p text:style-name="P8"><text:span text:style-name="T5"><text:line-break/></text:span><text:span text:style-name="T5">$ git clone -o bu -b develop kc.bu-ist/ kc.local1</text:span></text:p><text:p text:style-name="P8"><text:span text:style-name="T5">$ cd kc.local1/</text:span></text:p><text:p text:style-name="P8"><text:span text:style-name="T5">$ git config user.name "Bugs Bunny"</text:span></text:p><text:p text:style-name="P8"><text:span text:style-name="T5">$ git config user.email "</text:span><text:span text:style-name="T5"><text:a xlink:href="mailto:bugs@warnerbros.com">bugs@warnerbros.com</text:a></text:span><text:span text:style-name="T5">"</text:span></text:p><text:p text:style-name="P8"><text:span text:style-name="T6">$ git remote add upstream ../kc.kuali.org/</text:span></text:p><text:p text:style-name="P8"><text:span text:style-name="T6">$ git fetch upstream master</text:span></text:p><text:p text:style-name="P8"><text:span text:style-name="T6">$ git checkout -b master upstream/master</text:span></text:p><text:p text:style-name="P8"><text:span text:style-name="T6">$ git fetch bu bu-master</text:span></text:p><text:p text:style-name="P8"><text:span text:style-name="T6">$ git checkout -b bu-master bu/bu-master</text:span></text:p><text:p text:style-name="P8"><text:span text:style-name="T5"/></text:p><text:p text:style-name="P8"><text:span text:style-name="T5">$ cd ..</text:span></text:p><text:p text:style-name="P8"><text:span text:style-name="T5"/></text:p><text:p text:style-name="P8"><text:span text:style-name="T5">$ </text:span><text:span text:style-name="T6">git clone -o bu -b develop kc.bu-ist/ kc.local</text:span><text:span text:style-name="T5">2</text:span></text:p><text:p text:style-name="P8"><text:span text:style-name="T5">$ cd kc.local2/</text:span></text:p><text:p text:style-name="P8"><text:span text:style-name="T5">$ git config user.name "Daffy Duck"</text:span></text:p><text:p text:style-name="P8"><text:span text:style-name="T5">$ git config user.email "daffy@warnerbros.com"</text:span><text:span text:style-name="T5"><text:line-break/></text:span><text:span text:style-name="T6">$ git remote add upstream ../kc.kuali.org/</text:span></text:p><text:p text:style-name="P8"><text:span text:style-name="T6">$ git fetch upstream master</text:span></text:p><text:p text:style-name="P8"><text:span text:style-name="T6">$ git checkout -b master upstream/master</text:span></text:p><text:p text:style-name="P8"><text:span text:style-name="T6">$ git fetch bu bu-master</text:span></text:p><text:p text:style-name="P8"><text:span text:style-name="T6">$ git checkout -b bu-master bu/bu-master</text:span></text:p><text:p text:style-name="P8"><text:span text:style-name="T6"/></text:p><text:p text:style-name="P9"><text:span text:style-name="T7">$ git branch -a</text:span></text:p><text:p text:style-name="P9"><text:span text:style-name="T5"><text:s text:c="2"/></text:span><text:span text:style-name="T5">bu-master</text:span></text:p><text:p text:style-name="P9"><text:span text:style-name="T5">* develop</text:span></text:p><text:p text:style-name="P9"><text:span text:style-name="T5"><text:s text:c="2"/></text:span><text:span text:style-name="T5">master</text:span></text:p><text:p text:style-name="P9"><text:span text:style-name="T5"><text:s text:c="2"/></text:span><text:span text:style-name="T5">remotes/bu/HEAD -&gt; bu/master</text:span></text:p><text:p text:style-name="P9"><text:span text:style-name="T5"><text:s text:c="2"/></text:span><text:span text:style-name="T5">remotes/bu/bu-master</text:span></text:p><text:p text:style-name="P9"><text:span text:style-name="T5"><text:s text:c="2"/></text:span><text:span text:style-name="T5">remotes/bu/develop</text:span></text:p><text:p text:style-name="P9"><text:span text:style-name="T5"><text:s text:c="2"/></text:span><text:span text:style-name="T5">remotes/bu/master</text:span></text:p><text:p text:style-name="P9"><text:span text:style-name="T5"><text:s text:c="2"/></text:span><text:span text:style-name="T5">remotes/upstream/master</text:span></text:p><text:p text:style-name="P9"><text:span text:style-name="T5"/></text:p><text:p text:style-name="P9"><text:span text:style-name="T5"/></text:p><text:p text:style-name="P8"><text:span text:style-name="T5"/></text:p><text:p text:style-name="P8"><text:span text:style-name="T5"/></text:p></draw:rect></text:p>
            </text:list-item>
          </text:list>
        </text:list-item>
        <text:list-item>
          <text:p text:style-name="P6"><text:span text:style-name="T1">Add Customizations to local repositories<text:line-break/></text:span> </text:p>
          <text:list>
            <text:list-item>
              <text:p text:style-name="P5"><text:span text:style-name="T4">Local 1:</text:span> Daffy makes customizations on top of the 1509.57 reference via feature branch and merges it with the develop branch.<text:line-break/><text:line-break/><draw:rect text:anchor-type="as-char" draw:z-index="3" draw:style-name="gr1" draw:text-style-name="P10" svg:width="5.8531in" svg:height="4.6114in"><text:p text:style-name="P8"><text:span text:style-name="T5"><text:line-break/></text:span><text:span text:style-name="T5">$ git checkout -b daffy.1509.feature2 develop</text:span></text:p><text:p text:style-name="P8"><text:span text:style-name="T5">$ cat &gt; file1.txt</text:span></text:p><text:p text:style-name="P8"><text:span text:style-name="T5">line 1</text:span></text:p><text:p text:style-name="P8"><text:span text:style-name="T5">line 2 (daffy)</text:span></text:p><text:p text:style-name="P8"><text:span text:style-name="T5">line 3</text:span></text:p><text:p text:style-name="P8"><text:span text:style-name="T5">^D</text:span></text:p><text:p text:style-name="P8"><text:span text:style-name="T5">$ git commit -a -m "Daffy modifying line 2"</text:span></text:p><text:p text:style-name="P8"><text:span text:style-name="T5">$ cat &gt; file3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^D</text:span></text:p><text:p text:style-name="P8"><text:span text:style-name="T5">$ git add file3.txt</text:span></text:p><text:p text:style-name="P8"><text:span text:style-name="T5">$ git commit -m "Daffy adding file3.txt"</text:span></text:p><text:p text:style-name="P8"><text:span text:style-name="T5">$ cat &gt; file3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line 4</text:span></text:p><text:p text:style-name="P8"><text:span text:style-name="T5">^D</text:span></text:p><text:p text:style-name="P8"><text:span text:style-name="T5">$ git commit -a -m "Appending another line to the end of file3.txt"</text:span></text:p><text:p text:style-name="P8"><text:span text:style-name="T5">$ git checkout develop</text:span><text:span text:style-name="T5"><text:line-break/></text:span><text:span text:style-name="T5">$ git pull bu develop</text:span></text:p><text:p text:style-name="P8"><text:span text:style-name="T5">$ git merge daffy.1509.feature2</text:span></text:p><text:p text:style-name="P8"><text:span text:style-name="T5">$ git push bu develop</text:span><text:span text:style-name="T5"><text:line-break/></text:span><text:span text:style-name="T5">$ git tag 1509.feature2 HEAD</text:span><text:span text:style-name="T5"><text:line-break/></text:span><text:span text:style-name="T5">$ git push bu 1509.feature2</text:span></text:p></draw:rect><text:line-break/></text:p>
              <text:p text:style-name="P6"/>
            </text:list-item>
            <text:list-item>
              <text:p text:style-name="P5"><text:span text:style-name="T2">Local changes 2:</text:span> Bugs Bunny makes customizations on top of the 1509.57 reference via feature branch and merges it with the develop branch, addressing merge conflicts with Daffy Ducks changes.<text:line-break/><text:line-break/><draw:rect text:anchor-type="as-char" draw:z-index="4" draw:style-name="gr1" draw:text-style-name="P10" svg:width="5.8531in" svg:height="6.6378in"><text:p text:style-name="P8"><text:span text:style-name="T5"><text:line-break/></text:span><text:span text:style-name="T5">$ cd ../kc.local1</text:span></text:p><text:p text:style-name="P8"><text:span text:style-name="T5">$ git checkout -b bugs.1509.feature1 develop</text:span></text:p><text:p text:style-name="P8"><text:span text:style-name="T5">$ cat &gt; file1.txt</text:span></text:p><text:p text:style-name="P8"><text:span text:style-name="T5">line 1</text:span></text:p><text:p text:style-name="P8"><text:span text:style-name="T5">line 2 (bugs)</text:span></text:p><text:p text:style-name="P8"><text:span text:style-name="T5">line 3</text:span></text:p><text:p text:style-name="P8"><text:span text:style-name="T5">^D</text:span></text:p><text:p text:style-name="P8"><text:span text:style-name="T5">$ git commit -a -m "Bugs modifying line 2"</text:span></text:p><text:p text:style-name="P8"><text:span text:style-name="T5">$ cat &gt; file4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^D</text:span></text:p><text:p text:style-name="P8"><text:span text:style-name="T5">$ git add file4.txt</text:span></text:p><text:p text:style-name="P8"><text:span text:style-name="T5">$ git commit -m "Bugs adding file4.txt"</text:span></text:p><text:p text:style-name="P8"><text:span text:style-name="T5">$ cat &gt; file4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line 4</text:span></text:p><text:p text:style-name="P8"><text:span text:style-name="T5">^D</text:span></text:p><text:p text:style-name="P8"><text:span text:style-name="T5">$ git commit -a -m "Appending another line to the end of file4.txt"</text:span><text:span text:style-name="T5"><text:line-break/></text:span><text:span text:style-name="T5">$ git checkout develop</text:span></text:p><text:p text:style-name="P8"><text:span text:style-name="T5">$ git pull bu develop</text:span></text:p><text:p text:style-name="P8"><text:span text:style-name="T5">$ git merge --ff-only bugs.1509.feature1</text:span></text:p><text:p text:style-name="P8"><text:span text:style-name="T8">fatal: Not possible to fast-forward, aborting.</text:span></text:p><text:p text:style-name="P8"><text:span text:style-name="T5">$ git diff HEAD bugs.1509.feature1</text:span></text:p><text:p text:style-name="P8"><text:span text:style-name="T8">[git prints out the diff here showing file1.txt is in conflict]</text:span><text:span text:style-name="T5"><text:line-break/></text:span><text:span text:style-name="T6">$ git merge bugs.1509.feature1</text:span></text:p><text:p text:style-name="P8"><text:span text:style-name="T8">Auto-merging file1.txt</text:span></text:p><text:p text:style-name="P8"><text:span text:style-name="T8">CONFLICT (content): Merge conflict in file1.txt</text:span></text:p><text:p text:style-name="P8"><text:span text:style-name="T8">Automatic merge failed; fix conflicts and then commit the result.</text:span></text:p><text:p text:style-name="P8"><text:span text:style-name="T6">$ cat &gt; file1.txt</text:span></text:p><text:p text:style-name="P8"><text:span text:style-name="T6">line 1</text:span></text:p><text:p text:style-name="P8"><text:span text:style-name="T6">line 2 (daffy+bugs merge)</text:span></text:p><text:p text:style-name="P8"><text:span text:style-name="T6">line 3</text:span></text:p><text:p text:style-name="P8"><text:span text:style-name="T6">^D</text:span></text:p><text:p text:style-name="P8"><text:span text:style-name="T6">$ git push bu develop</text:span><text:span text:style-name="T6"><text:line-break/></text:span><text:span text:style-name="T6">$ git tag 1509.feature1 HEAD</text:span><text:span text:style-name="T6"><text:line-break/></text:span><text:span text:style-name="T6">$ git push bu 1509.feature1</text:span></text:p></draw:rect></text:p>
            </text:list-item>
          </text:list>
        </text:list-item>
        <text:list-item>
          <text:p text:style-name="P7">Mock up the next upstream release and merge downstream.<text:line-break/></text:p>
          <text:list>
            <text:list-item>
              <text:p text:style-name="P5"><text:span text:style-name="T2">Upstream changes:</text:span> Pretend we are the kuali.org team and update the 1509.57 to the new release of 1510.31 and tag it.<text:line-break/><text:line-break/><draw:rect text:anchor-type="as-char" draw:z-index="5" draw:style-name="gr1" draw:text-style-name="P10" svg:width="5.8531in" svg:height="4.2768in"><text:p text:style-name="P8"><text:span text:style-name="T5"><text:line-break/></text:span><text:span text:style-name="T5">$ cd ../kc.kuali.org/</text:span></text:p><text:p text:style-name="P8"><text:span text:style-name="T6">$ cat &gt; file2.txt</text:span></text:p><text:p text:style-name="P8"><text:span text:style-name="T6">line 1</text:span></text:p><text:p text:style-name="P8"><text:span text:style-name="T6">line 2 (conflicting change by kuali.org)</text:span></text:p><text:p text:style-name="P8"><text:span text:style-name="T6">line 3</text:span></text:p><text:p text:style-name="P8"><text:span text:style-name="T6">^D</text:span></text:p><text:p text:style-name="P8"><text:span text:style-name="T6">$ git commit -a -m "kuali.org modifying line 2 for file1.txt"</text:span></text:p><text:p text:style-name="P8"><text:span text:style-name="T6">$ cat &gt; file2.txt</text:span></text:p><text:p text:style-name="P8"><text:span text:style-name="T6">line 1</text:span></text:p><text:p text:style-name="P8"><text:span text:style-name="T6">line 2 (kuali 1510 change)</text:span></text:p><text:p text:style-name="P8"><text:span text:style-name="T6">line 3</text:span></text:p><text:p text:style-name="P8"><text:span text:style-name="T6">^D</text:span></text:p><text:p text:style-name="P8"><text:span text:style-name="T6">$ git commit -a -m "kuali.org modifying line 2 for file2.txt"</text:span></text:p><text:p text:style-name="P8"><text:span text:style-name="T5">$ cat &gt; file5.txt</text:span></text:p><text:p text:style-name="P8"><text:span text:style-name="T5">line 1</text:span></text:p><text:p text:style-name="P8"><text:span text:style-name="T5">line 2</text:span></text:p><text:p text:style-name="P8"><text:span text:style-name="T5">line 3</text:span></text:p><text:p text:style-name="P8"><text:span text:style-name="T5">^D</text:span></text:p><text:p text:style-name="P8"><text:span text:style-name="T5">$ git add file5.txt</text:span></text:p><text:p text:style-name="P8"><text:span text:style-name="T5">$ git commit -m "Kuali user adding file5.txt"</text:span></text:p><text:p text:style-name="P8"><text:span text:style-name="T5">$ cat &gt;&gt; file5.txt</text:span></text:p><text:p text:style-name="P8"><text:span text:style-name="T5">line 4</text:span></text:p><text:p text:style-name="P8"><text:span text:style-name="T5">^D</text:span></text:p><text:p text:style-name="P8"><text:span text:style-name="T5">$ git commit -a -m "Appending another line to the end of file5.txt"</text:span></text:p><text:p text:style-name="P8"><text:span text:style-name="T5">$ git tag 1510.31 HEAD</text:span></text:p></draw:rect></text:p>
            </text:list-item>
            <text:list-item>
              <text:p text:style-name="P6"><text:span text:style-name="T1">Merge upstream:</text:span> Merge the new 1510 release from kuali.org/kc.<text:line-break/><text:line-break/><draw:rect text:anchor-type="as-char" draw:z-index="6" draw:style-name="gr1" draw:text-style-name="P10" svg:width="5.8531in" svg:height="5.8488in"><text:p text:style-name="P8"><text:span text:style-name="T5"><text:line-break/></text:span><text:span text:style-name="T5">$ </text:span><text:span text:style-name="T9">cd c:/kc.local1</text:span></text:p><text:p text:style-name="P8"><text:span text:style-name="T6">$ </text:span><text:span text:style-name="T9">####### 1) Pull the master branch from upstream (kuali.org/kc).</text:span></text:p><text:p text:style-name="P8"><text:span text:style-name="T6">$ </text:span><text:span text:style-name="T9">git checkout master</text:span></text:p><text:p text:style-name="P8"><text:span text:style-name="T6">$ </text:span><text:span text:style-name="T9">git pull upstream master</text:span></text:p><text:p text:style-name="P8"><text:span text:style-name="T6">$ </text:span><text:span text:style-name="T9">####### 2) bu-master should be unchanged, but refresh it just in case.</text:span></text:p><text:p text:style-name="P8"><text:span text:style-name="T6">$ </text:span><text:span text:style-name="T9">git checkout bu-master</text:span></text:p><text:p text:style-name="P8"><text:span text:style-name="T6">$ </text:span><text:span text:style-name="T9">git pull bu bu-master</text:span></text:p><text:p text:style-name="P8"><text:span text:style-name="T6">$ </text:span><text:span text:style-name="T9">####### 3) Assume the develop branch is always a direct descendent of </text:span></text:p><text:p text:style-name="P8"><text:span text:style-name="T6">$ </text:span><text:span text:style-name="T9">####### <text:s text:c="3"/>the bu-master branch, and hence merging should be fast-forward.</text:span></text:p><text:p text:style-name="P8"><text:span text:style-name="T6">$ </text:span><text:span text:style-name="T9">git merge --ff-only develop</text:span></text:p><text:p text:style-name="P8"><text:span text:style-name="T6">$ </text:span><text:span text:style-name="T9">####### 4) Merge the upstream release with a copy of the bu-master</text:span></text:p><text:p text:style-name="P8"><text:span text:style-name="T6">$ </text:span><text:span text:style-name="T9">####### <text:s text:c="3"/>branch (which is now up to date with all customizations).</text:span></text:p><text:p text:style-name="P8"><text:span text:style-name="T6">$ </text:span><text:span text:style-name="T9">git checkout -b bu-master-1510 bu-master</text:span></text:p><text:p text:style-name="P8"><text:span text:style-name="T6">$ </text:span><text:span text:style-name="T9">git merge --squash master</text:span></text:p><text:p text:style-name="P8"><text:span text:style-name="T6">$ </text:span><text:span text:style-name="T9">####### 5) Fix the conflict in file1.txt and commit</text:span></text:p><text:p text:style-name="P8"><text:span text:style-name="T6">$ </text:span><text:span text:style-name="T9">cat file1.txt</text:span></text:p><text:p text:style-name="P8"><text:span text:style-name="T6">$ </text:span><text:span text:style-name="T9">cat &gt; file1.txt &lt;&lt;EOF</text:span></text:p><text:p text:style-name="P8"><text:span text:style-name="T9">line 1</text:span></text:p><text:p text:style-name="P8"><text:span text:style-name="T9">line 2 (daffy+bugs+kuali merge)</text:span></text:p><text:p text:style-name="P8"><text:span text:style-name="T9">line 3</text:span></text:p><text:p text:style-name="P8"><text:span text:style-name="T9">EOF</text:span></text:p><text:p text:style-name="P8"><text:span text:style-name="T6">$ </text:span><text:span text:style-name="T9">git commit -a -m "Fixed conflicts in 1510 merge"</text:span></text:p><text:p text:style-name="P8"><text:span text:style-name="T6">$ </text:span><text:span text:style-name="T9">####### 6) Once the copied branch has been successfully merged into, </text:span></text:p><text:p text:style-name="P8"><text:span text:style-name="T6">$ </text:span><text:span text:style-name="T9">####### <text:s text:c="3"/>merge it in turn to the original bu-master branch and tag it.</text:span></text:p><text:p text:style-name="P8"><text:span text:style-name="T6">$ </text:span><text:span text:style-name="T9">git checkout bu-master</text:span></text:p><text:p text:style-name="P8"><text:span text:style-name="T6">$ </text:span><text:span text:style-name="T9">git merge --ff-only bu-master-1510</text:span></text:p><text:p text:style-name="P8"><text:span text:style-name="T6">$ </text:span><text:span text:style-name="T9">git tag "RELEASE-1510" HEAD</text:span></text:p><text:p text:style-name="P8"><text:span text:style-name="T6">$ </text:span><text:span text:style-name="T9">####### 7) Delete the copied branch.</text:span></text:p><text:p text:style-name="P8"><text:span text:style-name="T6">$ </text:span><text:span text:style-name="T9">git branch -d bu-master-1510</text:span></text:p><text:p text:style-name="P8"><text:span text:style-name="T6">$ </text:span><text:span text:style-name="T9">####### 8) Push the merged result (with tags) to our origin remote.</text:span></text:p><text:p text:style-name="P8"><text:span text:style-name="T6">$ </text:span><text:span text:style-name="T9">git push --follow-tags bu bu-master</text:span></text:p><text:p text:style-name="P8"><text:span text:style-name="T6">$ </text:span><text:span text:style-name="T9">####### 9) View the log and tags</text:span></text:p><text:p text:style-name="P8"><text:span text:style-name="T6">$ </text:span><text:span text:style-name="T9">git tag</text:span></text:p><text:p text:style-name="P8"><text:span text:style-name="T6">$ </text:span><text:span text:style-name="T9">git log --oneline --decorate=full</text:span></text:p><text:p text:style-name="P8"><text:span text:style-name="T6">$ </text:span><text:span text:style-name="T9">git log --oneline --graph</text:span></text:p><text:p text:style-name="P9"><text:span text:style-name="T10"/></text:p></draw:rect></text:p>
            </text:list-item>
          </text:list>
        </text:list-item>
      </text:list>
      <text:p text:style-name="P3"><text:soft-page-break/><draw:rect text:anchor-type="as-char" draw:z-index="7" draw:style-name="gr1" draw:text-style-name="P10" svg:width="5.8531in" svg:height="5.6043in"><text:p text:style-name="P8"><text:span text:style-name="T5"/></text:p><text:p text:style-name="P9"><text:span text:style-name="T11">$ git tag</text:span></text:p><text:p text:style-name="P9"><text:span text:style-name="T11">1509.57</text:span></text:p><text:p text:style-name="P9"><text:span text:style-name="T11">1509.feature1and2</text:span></text:p><text:p text:style-name="P9"><text:span text:style-name="T11">RELEASE-1510</text:span></text:p><text:p text:style-name="P9"><text:span text:style-name="T11"/></text:p><text:p text:style-name="P9"><text:span text:style-name="T11"/></text:p><text:p text:style-name="P9"><text:span text:style-name="T11"/></text:p><text:p text:style-name="P9"><text:span text:style-name="T11">$ git log --graph --oneline</text:span></text:p><text:p text:style-name="P9"><text:span text:style-name="T7">* </text:span><text:span text:style-name="T12">f1cc59f</text:span><text:span text:style-name="T7"> Fixed conflicts in 1510 merge</text:span></text:p><text:p text:style-name="P9"><text:span text:style-name="T7">* <text:s text:c="2"/></text:span><text:span text:style-name="T12">45b1f0f</text:span><text:span text:style-name="T7"> Merging daffys changes into mine (bugs bunny)</text:span></text:p><text:p text:style-name="P9"><text:span text:style-name="T13">|</text:span><text:span text:style-name="T12">\</text:span></text:p><text:p text:style-name="P9"><text:span text:style-name="T13">|</text:span><text:span text:style-name="T7"> * </text:span><text:span text:style-name="T12">9798464</text:span><text:span text:style-name="T7"> Appending another line to the end of file4.txt</text:span></text:p><text:p text:style-name="P9"><text:span text:style-name="T13">|</text:span><text:span text:style-name="T7"> * </text:span><text:span text:style-name="T12">a1af467</text:span><text:span text:style-name="T7"> Bugs adding file4.txt</text:span></text:p><text:p text:style-name="P9"><text:span text:style-name="T13">|</text:span><text:span text:style-name="T7"> * </text:span><text:span text:style-name="T12">59b76d6</text:span><text:span text:style-name="T7"> Bugs modifying line 2</text:span></text:p><text:p text:style-name="P9"><text:span text:style-name="T7">* </text:span><text:span text:style-name="T12">|</text:span><text:span text:style-name="T7"> </text:span><text:span text:style-name="T12">a93ef35</text:span><text:span text:style-name="T7"> Appending another line to the end of file3.txt</text:span></text:p><text:p text:style-name="P9"><text:span text:style-name="T7">* </text:span><text:span text:style-name="T12">|</text:span><text:span text:style-name="T7"> </text:span><text:span text:style-name="T12">a0e3c56</text:span><text:span text:style-name="T7"> Daffy adding file3.txt</text:span></text:p><text:p text:style-name="P9"><text:span text:style-name="T7">* </text:span><text:span text:style-name="T12">|</text:span><text:span text:style-name="T7"> </text:span><text:span text:style-name="T12">89262a6</text:span><text:span text:style-name="T7"> Daffy modifying line 2</text:span></text:p><text:p text:style-name="P9"><text:span text:style-name="T11">|/</text:span></text:p><text:p text:style-name="P9"><text:span text:style-name="T7">* </text:span><text:span text:style-name="T12">2752310</text:span><text:span text:style-name="T7"> 1509.57 commit by kc.kuali.org</text:span></text:p><text:p text:style-name="P9"><text:span text:style-name="T7"/></text:p><text:p text:style-name="P9"><text:span text:style-name="T7"/></text:p><text:p text:style-name="P9"><text:span text:style-name="T7"/></text:p><text:p text:style-name="P9"><text:span text:style-name="T7">$ git log --oneline –decorate=full</text:span></text:p><text:p text:style-name="P9"><text:span text:style-name="T7"/></text:p><text:p text:style-name="P9"><text:span text:style-name="T12">f1cc59f (</text:span><text:span text:style-name="T14">HEAD</text:span><text:span text:style-name="T12"> -&gt; </text:span><text:span text:style-name="T15">refs/heads/bu-master</text:span><text:span text:style-name="T12">, </text:span><text:span text:style-name="T16">tag: refs/tags/RELEASE-1510</text:span><text:span text:style-name="T12">, </text:span><text:span text:style-name="T12"><text:line-break/></text:span><text:span text:style-name="T12"> <text:s text:c="7"/></text:span><text:span text:style-name="T17">refs/remotes/bu/bu-master</text:span><text:span text:style-name="T12">, </text:span><text:span text:style-name="T15">refs/heads/bu-master-1510</text:span><text:span text:style-name="T12">)</text:span><text:span text:style-name="T7"> </text:span><text:span text:style-name="T7"><text:line-break/></text:span><text:span text:style-name="T7"> <text:s text:c="7"/>Fixed conflicts in 1510 merge</text:span></text:p><text:p text:style-name="P9"><text:span text:style-name="T12">45b1f0f (</text:span><text:span text:style-name="T16">tag: refs/tags/1509.feature1and2</text:span><text:span text:style-name="T12">, </text:span><text:span text:style-name="T17">refs/remotes/bu/develop</text:span><text:span text:style-name="T12">, </text:span><text:span text:style-name="T12"><text:line-break/></text:span><text:span text:style-name="T12"> <text:s text:c="7"/></text:span><text:span text:style-name="T15">refs/heads/develop</text:span><text:span text:style-name="T12">)</text:span><text:span text:style-name="T7"> </text:span><text:span text:style-name="T7"><text:line-break/></text:span><text:span text:style-name="T7"> <text:s text:c="7"/>Merging daffys changes into mine (bugs bunny)</text:span></text:p><text:p text:style-name="P9"><text:span text:style-name="T12">9798464 (</text:span><text:span text:style-name="T15">refs/heads/bugs.1509.feature1</text:span><text:span text:style-name="T12">)</text:span><text:span text:style-name="T12"><text:line-break/></text:span><text:span text:style-name="T12"> <text:s text:c="6"/></text:span><text:span text:style-name="T7"><text:s/>Appending another line to the end of file4.txt</text:span></text:p><text:p text:style-name="P9"><text:span text:style-name="T12">a1af467</text:span><text:span text:style-name="T7"> Bugs adding file4.txt</text:span></text:p><text:p text:style-name="P9"><text:span text:style-name="T12">59b76d6</text:span><text:span text:style-name="T7"> Bugs modifying line 2</text:span></text:p><text:p text:style-name="P9"><text:span text:style-name="T12">a93ef35</text:span><text:span text:style-name="T7"> Appending another line to the end of file3.txt</text:span></text:p><text:p text:style-name="P9"><text:span text:style-name="T12">a0e3c56</text:span><text:span text:style-name="T7"> Daffy adding file3.txt</text:span></text:p><text:p text:style-name="P9"><text:span text:style-name="T12">89262a6</text:span><text:span text:style-name="T7"> Daffy modifying line 2</text:span></text:p><text:p text:style-name="P9"><text:span text:style-name="T12">2752310 (</text:span><text:span text:style-name="T16">tag: refs/tags/1509.57</text:span><text:span text:style-name="T12">, </text:span><text:span text:style-name="T17">refs/remotes/bu/master</text:span><text:span text:style-name="T12">, </text:span><text:span text:style-name="T12"><text:line-break/></text:span><text:span text:style-name="T12"> <text:s text:c="7"/></text:span><text:span text:style-name="T17">refs/remotes/bu/HEAD</text:span><text:span text:style-name="T12">)</text:span><text:span text:style-name="T7"> </text:span><text:span text:style-name="T7"><text:line-break/></text:span><text:span text:style-name="T7"> <text:s text:c="7"/>1509.57 commit by kc.kuali.org</text:span></text:p></draw:rec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Courier New2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1T15:25:11.45</meta:creation-date>
    <dc:date>2016-02-24T08:46:38.08</dc:date>
    <meta:editing-duration>PT21H19M12S</meta:editing-duration>
    <meta:editing-cycles>45</meta:editing-cycles>
    <meta:generator>OpenOffice/4.1.2$Win32 OpenOffice.org_project/412m3$Build-9782</meta:generator>
    <dc:creator>Warren Hennemuth</dc:creator>
    <meta:document-statistic meta:table-count="0" meta:image-count="0" meta:object-count="0" meta:page-count="7" meta:paragraph-count="13" meta:word-count="198" meta:character-count="1237"/>
  </office:meta>
</office:document-meta>
</file>